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6.879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5945in"/>
    </style:style>
    <style:style style:name="co6" style:family="table-column">
      <style:table-column-properties fo:break-before="auto" style:column-width="0.9283in"/>
    </style:style>
    <style:style style:name="co7" style:family="table-column">
      <style:table-column-properties fo:break-before="auto" style:column-width="1.0484in"/>
    </style:style>
    <style:style style:name="co8" style:family="table-column">
      <style:table-column-properties fo:break-before="auto" style:column-width="0.5346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7425in"/>
    </style:style>
    <style:style style:name="co13" style:family="table-column">
      <style:table-column-properties fo:break-before="auto" style:column-width="0.5457in"/>
    </style:style>
    <style:style style:name="co14" style:family="table-column">
      <style:table-column-properties fo:break-before="auto" style:column-width="0.8626in"/>
    </style:style>
    <style:style style:name="co15" style:family="table-column">
      <style:table-column-properties fo:break-before="auto" style:column-width="0.8736in"/>
    </style:style>
    <style:style style:name="co16" style:family="table-column">
      <style:table-column-properties fo:break-before="auto" style:column-width="1.1028in"/>
    </style:style>
    <style:style style:name="co17" style:family="table-column">
      <style:table-column-properties fo:break-before="auto" style:column-width="1.7366in"/>
    </style:style>
    <style:style style:name="co18" style:family="table-column">
      <style:table-column-properties fo:break-before="auto" style:column-width="1.748in"/>
    </style:style>
    <style:style style:name="co19" style:family="table-column">
      <style:table-column-properties fo:break-before="auto" style:column-width="3.3429in"/>
    </style:style>
    <style:style style:name="co20" style:family="table-column">
      <style:table-column-properties fo:break-before="auto" style:column-width="5.4075in"/>
    </style:style>
    <style:style style:name="co21" style:family="table-column">
      <style:table-column-properties fo:break-before="auto" style:column-width="2.8839in"/>
    </style:style>
    <style:style style:name="co22" style:family="table-column">
      <style:table-column-properties fo:break-before="auto" style:column-width="2.8516in"/>
    </style:style>
    <style:style style:name="co23" style:family="table-column">
      <style:table-column-properties fo:break-before="auto" style:column-width="1.4311in"/>
    </style:style>
    <style:style style:name="co24" style:family="table-column">
      <style:table-column-properties fo:break-before="auto" style:column-width="8.3319in"/>
    </style:style>
    <style:style style:name="co25" style:family="table-column">
      <style:table-column-properties fo:break-before="auto" style:column-width="1.1689in"/>
    </style:style>
    <style:style style:name="co26" style:family="table-column">
      <style:table-column-properties fo:break-before="auto" style:column-width="0.2071in"/>
    </style:style>
    <style:style style:name="co27" style:family="table-column">
      <style:table-column-properties fo:break-before="auto" style:column-width="0.7535in"/>
    </style:style>
    <style:style style:name="co28" style:family="table-column">
      <style:table-column-properties fo:break-before="auto" style:column-width="0.2839in"/>
    </style:style>
    <style:style style:name="co29" style:family="table-column">
      <style:table-column-properties fo:break-before="auto" style:column-width="0.5134in"/>
    </style:style>
    <style:style style:name="co30" style:family="table-column">
      <style:table-column-properties fo:break-before="auto" style:column-width="0.2728in"/>
    </style:style>
    <style:style style:name="co31" style:family="table-column">
      <style:table-column-properties fo:break-before="auto" style:column-width="0.6445in"/>
    </style:style>
    <style:style style:name="co32" style:family="table-column">
      <style:table-column-properties fo:break-before="auto" style:column-width="1.1138in"/>
    </style:style>
    <style:style style:name="co33" style:family="table-column">
      <style:table-column-properties fo:break-before="auto" style:column-width="1.2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value-type" style:repeat-content="false"/>
      <style:paragraph-properties fo:margin-left="0in"/>
    </style:style>
    <style:style style:name="ce18" style:family="table-cell" style:parent-style-name="Default">
      <style:table-cell-properties fo:background-color="#b3b3b3"/>
      <style:text-properties fo:color="#b3b3b3"/>
    </style:style>
    <style:style style:name="ce19" style:family="table-cell" style:parent-style-name="Default">
      <style:table-cell-properties fo:background-color="#b3b3b3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>
      <style:text-properties style:use-window-font-color="true" style:text-outline="false" style:text-line-through-style="none" style:font-name="Albany AMT1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ext-properties style:font-name="Albany AMT" style:font-name-asian="Arial" style:font-name-complex="Arial"/>
    </style:style>
    <style:style style:name="ce29" style:family="table-cell" style:parent-style-name="Default" style:data-style-name="N120">
      <style:text-properties fo:font-weight="bold" style:font-weight-asian="bold" style:font-weight-complex="bold"/>
    </style:style>
    <style:style style:name="ce30" style:family="table-cell" style:parent-style-name="Default" style:data-style-name="N120"/>
    <style:style style:name="ce31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33" style:family="table-cell" style:parent-style-name="Default" style:data-style-name="N1"/>
    <style:style style:name="ce34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119"/>
    <style:style style:name="ce36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1" table:default-cell-style-name="ce11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Test status per January 22, 2009, 08:3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</text:p>
          </table:table-cell>
          <table:table-cell table:style-name="ce6"/>
          <table:table-cell office:value-type="string">
            <text:p>Runs out of memory (on my 1GB machine)</text:p>
          </table:table-cell>
          <table:table-cell table:number-columns-repeated="253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6"/>
          <table:table-cell office:value-type="string">
            <text:p>Only test terms without concrete syntax can be parsed</text:p>
          </table:table-cell>
          <table:table-cell office:value-type="string">
            <text:p>many parsing tests fail</text:p>
          </table:table-cell>
          <table:table-cell table:number-columns-repeated="252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NodeTests</text:p>
          </table:table-cell>
          <table:table-cell table:style-name="ce6"/>
          <table:table-cell office:value-type="string">
            <text:p>Error in function identification due to ADTs</text:p>
          </table:table-cell>
          <table:table-cell table:number-columns-repeated="253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etTests</text:p>
          </table:table-cell>
          <table:table-cell table:style-name="ce6"/>
          <table:table-cell office:value-type="string">
            <text:p>power: org.eclipse.imp.pdb.facts.impl.reference.Set cannot be cast to org.eclipse.imp.pdb.facts.IRelation</text:p>
          </table:table-cell>
          <table:table-cell table:number-columns-repeated="253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6"/>
          <table:table-cell office:value-type="string">
            <text:p>TestNode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6"/>
          <table:table-cell office:value-type="string">
            <text:p>testCnt: Cannot deal with amb list; We have seen this before, where does it come from?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rFDL</text:p>
          </table:table-cell>
          <table:table-cell table:style-name="ce6"/>
          <table:table-cell office:value-type="string">
            <text:p>Unclear problem</text:p>
          </table:table-cell>
          <table:table-cell table:number-columns-repeated="253"/>
        </table:table-row>
        <table:table-row table:style-name="ro1">
          <table:table-cell office:value-type="string">
            <text:p>docgen.fdl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nerproduct</text:p>
          </table:table-cell>
          <table:table-cell table:style-name="ce10"/>
          <table:table-cell/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EPT</text:p>
          </table:table-cell>
          <table:table-cell table:style-name="ce6"/>
          <table:table-cell office:value-type="string">
            <text:p>Use of undeclared type Tree</text:p>
          </table:table-cell>
          <table:table-cell table:number-columns-repeated="253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a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Coun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Replacement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kermann</text:p>
          </table:table-cell>
          <table:table-cell table:style-name="ce5"/>
          <table:table-cell office:value-type="string">
            <text:p>No gracefull stack overflow!</text:p>
          </table:table-cell>
          <table:table-cell table:number-columns-repeated="253"/>
        </table:table-row>
        <table:table-row table:style-name="ro1">
          <table:table-cell office:value-type="string">
            <text:p>BubbleSor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actoria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4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5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8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7"/>
          <table:table-cell table:style-name="ce18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8"/>
          <table:table-cell table:number-columns-repeated="2" table:style-name="ce10" office:value-type="string">
            <text:p>-</text:p>
          </table:table-cell>
          <table:table-cell table:style-name="ce19"/>
          <table:table-cell table:number-columns-repeated="2"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19"/>
          <table:table-cell table:style-name="ce10" office:value-type="string">
            <text:p>subtra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8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19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1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2"/>
          <table:table-cell table:style-name="ce1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8"/>
          <table:table-cell table:number-columns-repeated="2" table:style-name="ce10" office:value-type="string">
            <text:p>/</text:p>
          </table:table-cell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8"/>
          <table:table-cell table:style-name="ce10" office:value-type="string">
            <text:p>remainder</text:p>
          </table:table-cell>
          <table:table-cell table:style-name="ce19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/>
          <table:table-cell table:style-name="ce19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8"/>
          <table:table-cell table:style-name="ce19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19"/>
          <table:table-cell table:style-name="ce10" office:value-type="string">
            <text:p>interse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4"/>
          <table:table-cell table:style-name="ce10" table:number-columns-repeated="2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9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9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9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9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9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19"/>
          <table:table-cell table:style-name="ce10" office:value-type="string">
            <text:p>contains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9"/>
          <table:table-cell table:style-name="ce2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6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9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5"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9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4" table:default-cell-style-name="ce10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4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Set/Map matching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office:value-type="string">
            <text:p>Lexical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table:number-columns-repeated="255"/>
        </table:table-row>
        <table:table-row table:style-name="ro1">
          <table:table-cell office:value-type="string">
            <text:p>Fail gracefully (we need robustness tests)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implify the forall/each/first constructs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4" table:default-cell-style-name="ce10"/>
        <table:table-column table:style-name="co4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4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9"/>
          <table:table-cell table:style-name="ce19" office:value-type="string">
            <text:p>lis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map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se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relation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all Exists" table:style-name="ta1" table:print="false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>
            <text:p>Issue</text:p>
          </table:table-cell>
          <table:table-cell office:value-type="string">
            <text:p>Simplify various related generator-based construc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pan text:style-name="T1">Current</text:span> <text:span text:style-name="T1">definition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/>
          <table:table-cell table:style-name="ce27" office:value-type="string">
            <text:p>label:Label "all" "(" generators:{Generator ","}+ ")" body:Statement <text:s text:c="5"/>-&gt; Statement {cons("All")} <text:s text:c="2"/></text:p>
          </table:table-cell>
        </table:table-row>
        <table:table-row table:style-name="ro1">
          <table:table-cell/>
          <table:table-cell office:value-type="string">
            <text:p>label:Label "first" "(" generators:{Generator ","}+ ")" body:Statement <text:s text:c="4"/>-&gt; Statement {cons("First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forall" "(" producer:ValueProducer "|" expression:Expression ")" <text:s text:c="8"/>-&gt; Expression <text:s text:c="3"/>{cons("For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8"/>-&gt; Expression <text:s text:c="3"/>{cons("Exists")}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Proposed defini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all" "(" producers:{ValueProducer “,”}+ "|" expressions:{Expression “,”}+ ")" <text:s text:c="8"/>-&gt; Expression <text:s text:c="3"/>{cons("All")}</text:p>
          </table:table-cell>
        </table:table-row>
        <table:table-row table:style-name="ro1">
          <table:table-cell/>
          <table:table-cell table:style-name="ce28" office:value-type="string">
            <text:p>"exists" "(" producers:{ValueProducer “,”}+ "|" expressions:{Expression “,”}+ ")" <text:s text:c="3"/>-&gt; Expression <text:s text:c="3"/>{cons("Exists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Motivation</text:p>
          </table:table-cell>
          <table:table-cell office:value-type="string">
            <text:p>- Added value of all and first statement si is unclear</text:p>
          </table:table-cell>
        </table:table-row>
        <table:table-row table:style-name="ro1">
          <table:table-cell/>
          <table:table-cell office:value-type="string">
            <text:p>- Syntax of all/exists predicates more in inline with other statements/expressions</text:p>
          </table:table-cell>
        </table:table-row>
      </table:table>
      <table:table table:name="Benchmarks" table:style-name="ta1" table:print="false">
        <table:table-column table:style-name="co25" table:default-cell-style-name="ce30"/>
        <table:table-column table:style-name="co4" table:default-cell-style-name="ce32"/>
        <table:table-column table:style-name="co11" table:default-cell-style-name="ce30"/>
        <table:table-column table:style-name="co26" table:default-cell-style-name="ce33"/>
        <table:table-column table:style-name="co27" table:default-cell-style-name="ce30"/>
        <table:table-column table:style-name="co28" table:default-cell-style-name="ce33"/>
        <table:table-column table:style-name="co29" table:default-cell-style-name="ce30"/>
        <table:table-column table:style-name="co30" table:default-cell-style-name="ce33"/>
        <table:table-column table:style-name="co31" table:default-cell-style-name="ce35"/>
        <table:table-column table:style-name="co32" table:default-cell-style-name="ce30"/>
        <table:table-column table:style-name="co4" table:default-cell-style-name="Default"/>
        <table:table-column table:style-name="co33" table:default-cell-style-name="Default"/>
        <table:table-column table:style-name="co4" table:number-columns-repeated="244" table:default-cell-style-name="ce30"/>
        <table:table-row table:style-name="ro1">
          <table:table-cell table:style-name="ce29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31"/>
          <table:table-cell table:style-name="ce31" office:value-type="string">
            <text:p>Computer</text:p>
          </table:table-cell>
          <table:table-cell table:style-name="ce31" office:value-type="string">
            <text:p>Java</text:p>
          </table:table-cell>
          <table:table-cell table:style-name="ce34"/>
          <table:table-cell table:style-name="ce31" office:value-type="string">
            <text:p>ASF comp</text:p>
          </table:table-cell>
          <table:table-cell table:style-name="ce34"/>
          <table:table-cell table:style-name="ce31" office:value-type="string">
            <text:p>Rascal</text:p>
          </table:table-cell>
          <table:table-cell table:style-name="ce1"/>
          <table:table-cell table:style-name="ce36" office:value-type="string">
            <text:p>ASF int.</text:p>
          </table:table-cell>
          <table:table-cell table:style-name="ce31" office:value-type="string">
            <text:p>Ruby</text:p>
          </table:table-cell>
          <table:table-cell table:style-name="ce1" table:number-columns-repeated="2"/>
          <table:table-cell table:style-name="ce31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30">01/30/2009</text:date>, <text:time>14:4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9-01-30T14:45:03</dc:date>
    <meta:editing-cycles>152</meta:editing-cycles>
    <meta:editing-duration>PT244H22M06S</meta:editing-duration>
    <meta:document-statistic meta:table-count="9" meta:cell-count="1265" meta:object-count="0"/>
    <meta:user-defined meta:name="Info 1"/>
    <meta:user-defined meta:name="Info 2"/>
    <meta:user-defined meta:name="Info 3"/>
    <meta:user-defined meta:name="Info 4"/>
  </office:meta>
</office:document-meta>
</file>